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3489586881545447282"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202326451226182648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303814896222918906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94152560325698156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127138177882087666"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15958813049107683"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743777708054467855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5036786501164039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524476" text:continue-list="list743777708054467855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53339698459724655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1079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19696"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530959"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509866"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32174"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308138773475562248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613530697350417403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49900566968260544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15017"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679143226137002364"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731039759886835361"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666942498394575923" text:style-name="L15">
        <text:list-item>
          <text:list>
            <text:list-header>
              <text:p text:style-name="P184">1.5 miles averaging about 9:40/mile and rest 1 min</text:p>
            </text:list-header>
          </text:list>
        </text:list-item>
      </text:list>
      <text:p text:style-name="P24">1 mile in 8:26 and rest 2 min</text:p>
      <text:list xml:id="list733490059698030789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980606095632897567"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22630"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660809641799143615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084011849685288465"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456571603771857955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530058" text:continue-list="list1084011849685288465" text:style-name="L19">
        <text:list-item>
          <text:list>
            <text:list-header>
              <text:p text:style-name="P188">(Pace*HR)=1240</text:p>
            </text:list-header>
          </text:list>
        </text:list-item>
      </text:list>
      <text:list xml:id="list40510232" text:continue-list="list6608096417991436157" text:style-name="L18">
        <text:list-item>
          <text:list>
            <text:list-header>
              <text:p text:style-name="P187">2 miles at 10:46/mile Ave HR= 121 bpm and rest a few minutes</text:p>
            </text:list-header>
          </text:list>
        </text:list-item>
      </text:list>
      <text:list xml:id="list40528783" text:continue-list="list4053005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51634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87437465799818527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38084034570150704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144777282473610312"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199046144067212584"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624970135113109041"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36715804871818931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515298"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0741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99161324281269680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43643151489913928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22465760536954729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96981930619521603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92434477586871031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06418089961246039" text:style-name="L32">
        <text:list-item>
          <text:list>
            <text:list-header>
              <text:p text:style-name="P198">0.25 miles in 2:54</text:p>
              <text:p text:style-name="P198">1 mile in 9:21 going faster as I ran and ending at around 8:30 pace</text:p>
            </text:list-header>
          </text:list>
        </text:list-item>
      </text:list>
      <text:list xml:id="list836786079537284020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101587386098854659"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98104021294779385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453783997904041872"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94205586047336875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627048880587681648"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1">At this pace, it is better to walk and run not just walk.</text:p>
      <text:p text:style-name="P41"/>
      <text:p text:style-name="P24">Tues Sept 10, 2024 <text:span text:style-name="T2">2.5 miles</text:span> running </text:p>
      <text:p text:style-name="P24">Warm up: 0.5 miles to the cemetery loop</text:p>
      <text:p text:style-name="P24">Run: 5 loops (1.6 miles) in 22:32 or 14:14/mile</text:p>
      <text:p text:style-name="P41">Ave HR was about 120 bpm at the end.</text:p>
      <text:p text:style-name="P41">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1"/>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text:soft-page-break/>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soft-page-break/><text:tab/> <text:s text:c="17"/>Splits: 8:31, 8:50, 8:54, 9:35, 8:10</text:p>
      <text:p text:style-name="P15">Sun <text:s/>Aug <text:s text:c="2"/>9, 2020 <text:tab/> <text:tab/>8:44<text:tab/>8:08<text:tab/><text:tab/><text:tab/> <text:s text:c="16"/><text:span text:style-name="T3">Splits: 8:33, 8:47, 8:50, 9:25, 8:08</text:span></text:p>
      <text:p text:style-name="P15"/>
      <text:list xml:id="list8043768593891851783"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14T20:26:22.43</dc:date>
    <dc:creator>James Lombardi</dc:creator>
    <meta:editing-duration>P33DT16H46M18S</meta:editing-duration>
    <meta:editing-cycles>2359</meta:editing-cycles>
    <meta:generator>OpenOffice/4.1.2$Win32 OpenOffice.org_project/412m3$Build-9782</meta:generator>
    <meta:document-statistic meta:table-count="0" meta:image-count="9" meta:object-count="0" meta:page-count="232" meta:paragraph-count="6835" meta:word-count="73109" meta:character-count="373796"/>
  </office:meta>
</office:document-meta>
</file>